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Sroda 21-01-1925 rano Hotel New Grand</text:p>
      <text:p text:style-name="Normal">noc minela spokojnie, spotykamy sie przy sniadaniuna dole hotelu, Johna jeszcze nie ma.</text:p>
      <text:p text:style-name="Normal"/>
      <text:p text:style-name="Normal">#Elijah z Jackiem jada pomoc z zakupami Rebece, zabieramy sie z nimi, pozniej jedziemy do Prospero House odwiedzic Kensingtona i zapytac o Bunai.</text:p>
      <text:p text:style-name="Normal"/>
      <text:p text:style-name="Normal">#podjezdzamy pod dom Rebecci w Harlemie, zauwazylismy ze ktos stoi pod blokiem i go obserwuje, kiedy podjechalismy ulotnili sie szybko. Arthur i Jack ida z zakupami do mieszkania, reszta czeka w samochodzie.</text:p>
      <text:p text:style-name="Normal">Nie dowiedzielismy sie niczego nowego, byly bardzo zaniepokojone kiedy dowiedzialy sie, ze ktos byl i obserwowal pod blokiem. Panna Rebecca wygladala na pozbawiona wszelkich uczuc, a Pani Millie Adams jezeli byla zdenerwowana to nie dala po sobie tego poznac, miala harda mine.</text:p>
      <text:p text:style-name="Normal"/>
      <text:p text:style-name="Normal">#jedziemy do Prospero Hous, spotkac sie z Kensingtonem w sprawie Bunai. Pokazujemy zdjecie, na ktorym ona sie znajduje. Dowiadujemy sie tego samego, ze Bunai i Pan Carlyle byli opisywani w gazetach towarzyskich. Harlem teraz przezywa renesans kulturowy, miejsc jest sporo, gdzie sa odczyty i spotkania literackie, koncerty. Poza tym Kensington slabo pamieta jakiekolwiek informacje o Bunai. </text:p>
      <text:p text:style-name="Normal"/>
      <text:p text:style-name="Normal">#Adams śledził Mukunge M'dari, tuz przed tym jak został aresztowany. Przypominamy sobie.</text:p>
      <text:p text:style-name="Normal"/>
      <text:p text:style-name="Normal">#wynajmujemy kamienice, która jest w sasiedztwie Ju Ju House, zalatwiamy wszystko przez Carltona, który oplaca czynsz za miesiac plus kaucje. Odbieramy klucze, wlasciciel jest czarny, jest lekko zdziwiony, ze my nie jestesmy czarni, daje mu 10$ zeby zachowal to dla siebie. Robimy zapasy jedzenia i potrzebnych rzeczy i jedziemy na miejsce.</text:p>
      <text:p text:style-name="Normal"/>
      <text:p text:style-name="Normal">#Elijah idzie do Cotton Club poszukac Millsa, ale niczego się nie dowiedzial.</text:p>
      <text:p text:style-name="Normal"/>
      <text:p text:style-name="Normal">#teraz jest pierwsza kwadra ksiezyca, spotkania w Ju Ju House odbywaly się w konkretne dni, pierwsze spotkanie mialo miejsce 28 pazdziernika 1924. Jest ok 16 już więc zostajemy wszyscy w tym mieszkaniu. </text:p>
      <text:p text:style-name="Normal"/>
      <text:p text:style-name="Normal">#Elijah i John ida do Fat Maybelle’s, a Arthur i Jack zostaja w mieszkaniu obserwujac Ju Ju House. Arthur robi notatki skrupulatnie.</text:p>
      <text:p text:style-name="Normal">Po 17 staruszek zamyka sklep na klucze i idzie sobie do domu. Nic się nie dzialo już dzisiaj.</text:p>
      <text:p text:style-name="Normal">Po 19 do domu wracaja Elijah i John, pachna papierosami i alkoholem. Spotkali Mukunge, sledzili go, rozmawiali z innymi ludzmi, znajomymi Adamsa, ale nie są skorzy do pomocy, prawdopodobnie boja się. Okazalo się, ze Mukunga nie jest stad i Bunai tak samo.</text:p>
      <text:p text:style-name="Normal"/>
      <text:p text:style-name="Normal">#Jack i John ida sprawdzic okolice, pozniej planujemy wlamac się do Ju Ju House.</text:p>
      <text:p text:style-name="Normal">Jest wejscie do Ju Ju House od tylu.</text:p>
      <text:p text:style-name="Normal">Plan jest taki, ok 1 w nocy idziemy sprawdzic magazyn. John i Jack ida przeszukac magazyn i pomieszczenia Ju Ju house, Elijah stoi na czatach w alejce, a ja zostaje w mieszkaniu.</text:p>
      <text:p text:style-name="Normal">Po krotkiej chwili Jack i John wychodza z tego magazynu, ida do domu, opowiadaja co jest w srodku. Lokal jest opuszczony, nieuzywany, nic w nim nie ma.</text:p>
      <text:p text:style-name="Normal">Kiedy wychodzimy zeby wlamac się do Ju Ju House, widzimy kogoś w zgaszonym oknie na drugim pietrze, zapalony papieros zdradza jego obecnosc. Wczesniej tej postaci nie było.</text:p>
      <text:p text:style-name="Normal">Rezygnujemy z wlamu teraz. Harris – napis na tabliczce, która jest na drzwiach.</text:p>
      <text:p text:style-name="Normal"/>
      <text:p text:style-name="Normal">#Siedzielismy cala noc i obserwujemy, ok 7 rano pojawia się N'Kwame i otwiera sklep, chwile pozniej pojawia się Mukunga, po ok 8 minutach wjezdza samochód. Z samochodu wychodza osoby <text:s/>niosace jakieś skrzynie z napisem Emerson Imports, widzielismy ich w porcie, w siedzibie firmy. <text:soft-page-break/>Wniesli skrzynie, po chwili wychodza już z pustymi skrzyniami i odjezdzaj, po ok 5 min wychodzi Mukunga i idzie w kierunku Hudson River. </text:p>
      <text:p text:style-name="Normal"/>
      <text:p text:style-name="Normal">#korzystajac z okazji, ze Mukungi nie ma w domu idziemy do niego, przeszukac mieszkanie. Jest to zaniedbana kamienica. Chyba nikt nie zwrocil na nas uwagi.<text:span text:style-name="T1"> Jack otwiera wytrychem drzwi, jest jedno okno, mata do spania, mnustwo przedmiotow. Dostrzegam pudelko ze znajoma plaskorzezba, prymitywne przedstawienie krwawego języka. W szkatulce są trzy fiolki z kosmicznym miodem – wytwarzanym przez Byakhee. Zabieram szkatulke ze soba.</text:span></text:p>
      <text:p text:style-name="P1">Sa jakieś maski afrykanskie, jest ich 10, Elijah zabiera jedna maske ze sob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3-30T18:56:08.41</dc:date>
    <dc:creator>Adrian Adrian</dc:creator>
    <meta:editing-duration>PT2H50M23S</meta:editing-duration>
    <meta:editing-cycles>44</meta:editing-cycles>
    <meta:generator>OpenOffice/4.1.5$Win32 OpenOffice.org_project/415m1$Build-9789</meta:generator>
    <meta:document-statistic meta:table-count="0" meta:image-count="0" meta:object-count="0" meta:page-count="2" meta:paragraph-count="22" meta:word-count="623" meta:character-count="3952"/>
  </office:meta>
</office:document-meta>
</file>